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/>
    <style:font-face style:name="Constantia" svg:font-family="Constantia" style:font-family-generic="roman"/>
    <style:font-face style:name="Georgia" svg:font-family="Georgia" style:font-family-generic="roman"/>
    <style:font-face style:name="Arimo-Italic" svg:font-family="Arimo-Italic" style:font-family-generic="script"/>
    <style:font-face style:name="Arial1" svg:font-family="Arial" style:font-family-generic="swiss"/>
    <style:font-face style:name="Arial2" svg:font-family="Arial, Arial" style:font-family-generic="swiss"/>
    <style:font-face style:name="Arimo" svg:font-family="Arimo" style:font-family-generic="swiss"/>
    <style:font-face style:name="Constantia1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umen_5f_implicados" style:display-name="resumen_implicados" style:family="table">
      <style:table-properties style:width="17cm" table:align="margins"/>
    </style:style>
    <style:style style:name="resumen_5f_implicados.A" style:display-name="resumen_implicados.A" style:family="table-column">
      <style:table-column-properties style:column-width="4.251cm" style:rel-column-width="16383*"/>
    </style:style>
    <style:style style:name="resumen_5f_implicados.A1" style:display-name="resumen_implicad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umen_5f_implicados.D1" style:display-name="resumen_implicados.D1" style:family="table-cell">
      <style:table-cell-properties fo:padding="0.097cm" fo:border="0.002cm solid #000000"/>
    </style:style>
    <style:style style:name="resumen_5f_implicados.A2" style:display-name="resumen_implicado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resumen_5f_implicados.D2" style:display-name="resumen_implicados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lientes" style:family="table" style:master-page-name="">
      <style:table-properties style:width="17cm" style:page-number="auto" table:align="margins"/>
    </style:style>
    <style:style style:name="clientes.A" style:family="table-column">
      <style:table-column-properties style:column-width="8.5cm" style:rel-column-width="32767*"/>
    </style:style>
    <style:style style:name="clientes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clientes.B1" style:family="table-cell">
      <style:table-cell-properties style:vertical-align="middle" fo:padding="0.097cm" fo:border="0.002cm solid #000000"/>
    </style:style>
    <style:style style:name="cliente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lientes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" style:family="table" style:master-page-name="">
      <style:table-properties style:width="17cm" style:page-number="auto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7cm" style:page-number="auto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style:vertical-align="middle" fo:padding="0.097cm" fo:border="0.002cm solid #000000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 style:master-page-name="">
      <style:table-properties style:width="17cm" style:page-number="auto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="0.002cm solid #000000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 style:master-page-name="">
      <style:table-properties style:width="17cm" style:page-number="auto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style:vertical-align="middle" fo:padding="0.097cm" fo:border="0.002cm solid #000000"/>
    </style:style>
    <style:style style:name="Tab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" style:family="table" style:master-page-name="">
      <style:table-properties style:width="17cm" style:page-number="auto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style:vertical-align="middle" fo:padding="0.097cm" fo:border="0.002cm solid #000000"/>
    </style:style>
    <style:style style:name="Tabl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" style:family="table" style:master-page-name="">
      <style:table-properties style:width="17cm" style:page-number="auto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style:vertical-align="middle" fo:padding="0.097cm" fo:border="0.002cm solid #000000"/>
    </style:style>
    <style:style style:name="Tabla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E1" style:family="table-cell">
      <style:table-cell-properties style:vertical-align="middle" fo:padding="0.097cm" fo:border="0.002cm solid #000000"/>
    </style:style>
    <style:style style:name="Tabl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.A5" style:family="table-cell">
      <style:table-cell-properties fo:padding="0.097cm" fo:border-left="0.002cm solid #000000" fo:border-right="none" fo:border-top="none" fo:border-bottom="0.002cm solid #000000"/>
    </style:style>
    <style:style style:name="Tabla7.E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nstantia" fo:font-size="12pt" style:font-name-asian="Constantia" style:font-size-asian="12pt" style:font-name-complex="Constantia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onstantia" fo:font-size="12pt" fo:font-weight="bold" style:font-name-asian="Constantia" style:font-size-asian="12pt" style:font-weight-asian="bold" style:font-name-complex="Constantia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nstantia" fo:font-size="12pt" style:text-underline-style="none" style:font-name-asian="Constantia" style:font-size-asian="12pt" style:font-name-complex="Constantia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onstantia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nstantia1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nstantia1" fo:font-size="12pt" style:font-name-asian="Arial2" style:font-size-asian="12pt" style:font-name-complex="Arial2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nstantia1" fo:font-size="12pt" style:font-name-asian="Arial2" style:font-size-asian="12pt" style:font-name-complex="Arial2" style:font-size-complex="12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onstantia" fo:font-size="12pt" fo:font-weight="bold" style:font-name-asian="Constantia" style:font-size-asian="12pt" style:font-weight-asian="bold" style:font-name-complex="Constantia" style:font-size-complex="12pt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onstantia" fo:font-size="12pt" fo:font-weight="normal" style:font-name-asian="Constantia" style:font-size-asian="12pt" style:font-weight-asian="normal" style:font-name-complex="Constantia" style:font-size-complex="12pt" style:font-weight-complex="normal"/>
    </style:style>
    <style:style style:name="P10" style:family="paragraph" style:parent-style-name="Table_20_Contents">
      <style:paragraph-properties fo:margin-top="0.102cm" fo:margin-bottom="0.102cm" fo:text-align="start" style:justify-single-word="false"/>
      <style:text-properties style:font-name="Constantia" fo:font-size="12pt" fo:font-weight="bold" style:font-name-asian="Constantia" style:font-size-asian="12pt" style:font-weight-asian="bold" style:font-name-complex="Constantia" style:font-size-complex="12pt" style:font-weight-complex="bold"/>
    </style:style>
    <style:style style:name="P11" style:family="paragraph" style:parent-style-name="Default">
      <style:text-properties fo:color="#000000" style:font-name="Arial2" fo:font-size="11.5pt" style:text-underline-style="solid" style:text-underline-width="auto" style:text-underline-color="font-color" fo:font-weight="bold" style:font-name-asian="Arial2" style:font-size-asian="11.5pt" style:font-weight-asian="bold" style:font-name-complex="Arial2" style:font-size-complex="11.5pt" style:font-weight-complex="bold"/>
    </style:style>
    <style:style style:name="P12" style:family="paragraph" style:parent-style-name="Default" style:list-style-name="">
      <style:paragraph-properties style:text-autospace="none"/>
      <style:text-properties style:text-underline-style="none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 style:list-style-name="">
      <style:paragraph-properties fo:margin-top="0cm" fo:margin-bottom="0.353cm" fo:line-height="115%" fo:text-align="center" style:justify-single-word="false" style:text-autospace="none"/>
      <style:text-properties style:font-name="Georgia" fo:font-size="22pt" fo:language="none" fo:country="none" fo:text-shadow="1pt 1pt" style:font-name-asian="Georgia" style:font-size-asian="22pt" style:font-name-complex="Georgia" style:font-size-complex="22pt"/>
    </style:style>
    <style:style style:name="P15" style:family="paragraph" style:parent-style-name="Standard" style:list-style-name="">
      <style:paragraph-properties fo:margin-top="0cm" fo:margin-bottom="0.353cm" fo:line-height="115%" fo:text-align="end" style:justify-single-word="false" style:text-autospace="none"/>
      <style:text-properties fo:color="#000000" style:font-name="Arial1" fo:font-size="10pt" fo:language="none" fo:country="none" fo:font-weight="bold" style:font-name-asian="Arial1" style:font-size-asian="10pt" style:font-weight-asian="bold" style:font-name-complex="Arial1" style:font-size-complex="10pt" style:font-weight-complex="bold"/>
    </style:style>
    <style:style style:name="P16" style:family="paragraph" style:parent-style-name="Standard" style:list-style-name="">
      <style:paragraph-properties fo:margin-top="0cm" fo:margin-bottom="0.046cm" fo:line-height="115%" fo:text-align="end" style:justify-single-word="false" style:text-autospace="none"/>
      <style:text-properties fo:color="#000000" style:font-name="Arial1" fo:font-size="10pt" fo:language="none" fo:country="none" fo:font-weight="bold" style:font-name-asian="Arial1" style:font-size-asian="10pt" style:font-weight-asian="bold" style:font-name-complex="Arial1" style:font-size-complex="10pt" style:font-weight-complex="bold"/>
    </style:style>
    <style:style style:name="P17" style:family="paragraph" style:parent-style-name="Standard" style:list-style-name="">
      <style:paragraph-properties fo:margin-top="0cm" fo:margin-bottom="0cm" fo:line-height="115%" style:text-autospace="none"/>
      <style:text-properties fo:color="#000000" style:font-name="Constantia" fo:font-size="10pt" fo:language="none" fo:country="none" fo:font-weight="normal" style:font-name-asian="Constantia" style:font-size-asian="10pt" style:font-weight-asian="normal" style:font-name-complex="Constantia" style:font-size-complex="10pt" style:font-weight-complex="normal"/>
    </style:style>
    <style:style style:name="P18" style:family="paragraph" style:parent-style-name="Standard" style:list-style-name="">
      <style:paragraph-properties fo:margin-top="0cm" fo:margin-bottom="0cm" fo:line-height="115%" fo:text-align="end" style:justify-single-word="false" style:text-autospace="none"/>
      <style:text-properties fo:color="#000000" style:font-name="Constantia" fo:font-size="10pt" fo:language="none" fo:country="none" fo:font-weight="normal" style:font-name-asian="Constantia" style:font-size-asian="10pt" style:font-weight-asian="normal" style:font-name-complex="Constantia" style:font-size-complex="10pt" style:font-weight-complex="normal"/>
    </style:style>
    <style:style style:name="P19" style:family="paragraph" style:parent-style-name="Standard" style:list-style-name="L1">
      <style:paragraph-properties fo:margin-top="0cm" fo:margin-bottom="0cm" fo:line-height="115%" fo:text-align="start" style:justify-single-word="false" style:text-autospace="none"/>
      <style:text-properties fo:color="#000000" style:font-name="Constantia" fo:font-size="13pt" fo:language="none" fo:country="none" fo:font-weight="normal" style:font-name-asian="Constantia" style:font-size-asian="13pt" style:font-weight-asian="normal" style:font-name-complex="Constantia" style:font-size-complex="13pt" style:font-weight-complex="normal"/>
    </style:style>
    <style:style style:name="P20" style:family="paragraph" style:parent-style-name="Standard">
      <style:paragraph-properties fo:margin-top="0cm" fo:margin-bottom="0cm" fo:line-height="115%" fo:text-align="start" style:justify-single-word="false" style:text-autospace="none"/>
      <style:text-properties fo:color="#000000" style:font-name="Constantia" fo:font-size="13pt" fo:language="none" fo:country="none" fo:font-weight="normal" style:font-name-asian="Constantia" style:font-size-asian="13pt" style:font-weight-asian="normal" style:font-name-complex="Constantia" style:font-size-complex="13pt" style:font-weight-complex="normal"/>
    </style:style>
    <style:style style:name="P21" style:family="paragraph" style:parent-style-name="Standard" style:list-style-name="">
      <style:paragraph-properties fo:margin-top="0cm" fo:margin-bottom="0cm" fo:line-height="115%" fo:text-align="center" style:justify-single-word="false" style:text-autospace="none"/>
      <style:text-properties fo:color="#000000" style:font-name="Constantia" fo:font-size="20pt" fo:language="none" fo:country="none" style:text-underline-style="solid" style:text-underline-width="auto" style:text-underline-color="font-color" fo:font-weight="bold" style:font-name-asian="Constantia" style:font-size-asian="20pt" style:font-weight-asian="bold" style:font-name-complex="Constantia" style:font-size-complex="20pt" style:font-weight-complex="bold"/>
    </style:style>
    <style:style style:name="P22" style:family="paragraph" style:parent-style-name="Standard" style:list-style-name="">
      <style:paragraph-properties fo:margin-top="0cm" fo:margin-bottom="0cm" fo:line-height="115%" fo:text-align="center" style:justify-single-word="false" style:text-autospace="none"/>
      <style:text-properties fo:color="#000000" style:font-name="Constantia" fo:font-size="7pt" fo:language="none" fo:country="none" fo:font-weight="bold" style:font-name-asian="Constantia" style:font-size-asian="7pt" style:font-weight-asian="bold" style:font-name-complex="Constantia" style:font-size-complex="7pt" style:font-weight-complex="bold"/>
    </style:style>
    <style:style style:name="P23" style:family="paragraph" style:parent-style-name="Standard">
      <style:paragraph-properties fo:margin-top="0cm" fo:margin-bottom="0cm" fo:line-height="115%" style:text-autospace="none"/>
      <style:text-properties fo:color="#000000" style:font-name="Constantia1" fo:font-size="12pt" fo:language="none" fo:country="none" fo:font-weight="bold" style:font-name-asian="Constantia" style:font-size-asian="12pt" style:font-weight-asian="bold" style:font-name-complex="Constantia" style:font-size-complex="12pt" style:font-weight-complex="bold"/>
    </style:style>
    <style:style style:name="P24" style:family="paragraph" style:parent-style-name="Standard" style:list-style-name="">
      <style:paragraph-properties fo:margin-top="0cm" fo:margin-bottom="0cm" fo:line-height="115%" style:text-autospace="none"/>
    </style:style>
    <style:style style:name="P25" style:family="paragraph" style:parent-style-name="Standard" style:list-style-name="">
      <style:paragraph-properties fo:margin-top="0.102cm" fo:margin-bottom="0.148cm" fo:line-height="115%" fo:text-align="end" style:justify-single-word="false" style:text-autospace="none"/>
      <style:text-properties style:font-name="Georgia" fo:font-size="11pt" fo:language="none" fo:country="none" style:font-name-asian="Georgia" style:font-size-asian="11pt" style:font-name-complex="Georgia" style:font-size-complex="11pt"/>
    </style:style>
    <style:style style:name="P26" style:family="paragraph" style:parent-style-name="Standard">
      <style:paragraph-properties fo:margin-top="0.102cm" fo:margin-bottom="0.102cm"/>
      <style:text-properties fo:font-weight="bold" style:font-weight-asian="bold" style:font-weight-complex="bold"/>
    </style:style>
    <style:style style:name="P27" style:family="paragraph" style:parent-style-name="Standard" style:list-style-name="L2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font-name="Constantia" fo:font-size="14pt" fo:language="none" fo:country="none" fo:font-weight="bold" style:font-name-asian="Constantia" style:font-size-asian="14pt" style:font-weight-asian="bold" style:font-name-complex="Constantia" style:font-size-complex="14pt" style:font-weight-complex="bold"/>
    </style:style>
    <style:style style:name="P28" style:family="paragraph" style:parent-style-name="Standard" style:list-style-name="L2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4pt" fo:language="none" fo:country="none" fo:font-weight="bold" style:font-name-asian="Constantia" style:font-size-asian="14pt" style:font-weight-asian="bold" style:font-name-complex="Constantia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4pt" fo:language="none" fo:country="none" fo:font-weight="bold" style:font-name-asian="Constantia" style:font-size-asian="14pt" style:font-weight-asian="bold" style:font-name-complex="Constantia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none" fo:country="none" fo:font-weight="bold" style:font-name-asian="Constantia" style:font-size-asian="12pt" style:font-weight-asian="bold" style:font-name-complex="Constantia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none" fo:country="none" fo:font-weight="normal" style:font-name-asian="Constantia" style:font-size-asian="12pt" style:font-weight-asian="normal" style:font-name-complex="Constantia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none" fo:country="none" fo:font-weight="normal" style:font-name-asian="Arial2" style:font-size-asian="12pt" style:font-weight-asian="normal" style:font-name-complex="Arial2" style:font-size-complex="12pt" style:font-weight-complex="normal"/>
    </style:style>
    <style:style style:name="P33" style:family="paragraph" style:parent-style-name="Standard" style:list-style-name="L2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4pt" fo:language="none" fo:country="none" style:text-underline-style="none" fo:font-weight="bold" style:font-name-asian="Constantia" style:font-size-asian="14pt" style:font-weight-asian="bold" style:font-name-complex="Constantia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style:font-name="Constantia1" fo:font-size="12pt" style:font-name-asian="Tinos" style:font-size-asian="12pt" style:font-name-complex="Tinos" style:font-size-complex="12pt"/>
    </style:style>
    <style:style style:name="P35" style:family="paragraph" style:parent-style-name="Standard" style:list-style-name="L2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font-name="Constantia1" fo:font-size="14pt" fo:language="none" fo:country="none" style:text-underline-style="none" fo:font-weight="bold" style:font-name-asian="Constantia" style:font-size-asian="14pt" style:font-weight-asian="bold" style:font-name-complex="Constantia" style:font-size-complex="14pt" style:font-weight-complex="bold"/>
    </style:style>
    <style:style style:name="T1" style:family="text">
      <style:text-properties fo:color="#000000" fo:language="none" fo:country="none" fo:font-weight="normal" style:font-weight-asian="normal" style:font-weight-complex="normal"/>
    </style:style>
    <style:style style:name="T2" style:family="text">
      <style:text-properties fo:color="#000000" style:text-line-through-style="none" style:font-name="Arial2" fo:font-size="11.5pt" fo:font-weight="normal" style:font-name-asian="Arial2" style:font-size-asian="11.5pt" style:font-weight-asian="normal" style:font-name-complex="Arial2" style:font-size-complex="11.5pt" style:font-weight-complex="normal"/>
    </style:style>
    <style:style style:name="T3" style:family="text">
      <style:text-properties fo:color="#000000" style:text-line-through-style="none" style:font-name="Arial2" fo:font-size="11.5pt" style:font-name-asian="Arial2" style:font-size-asian="11.5pt" style:font-name-complex="Arial2" style:font-size-complex="11.5pt"/>
    </style:style>
    <style:style style:name="T4" style:family="text">
      <style:text-properties fo:color="#000000" style:text-line-through-style="none" fo:font-size="11.5pt" style:font-name-asian="Arial2" style:font-size-asian="11.5pt" style:font-name-complex="Arial2" style:font-size-complex="11.5pt"/>
    </style:style>
    <style:style style:name="T5" style:family="text">
      <style:text-properties fo:color="#000000" style:text-line-through-style="none" style:font-name-asian="Arial2" style:font-name-complex="Arial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style:text-line-through-style="none" style:font-name-asian="Arial2" style:font-name-complex="Arial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ACTICA 1</text:p>
      <text:p text:style-name="P25">Gestión de una empresa de transportes (Envíamelo S.A)</text:p>
      <text:p text:style-name="P15">&lt;Lista de requisitos Estructurada&gt; </text:p>
      <text:p text:style-name="P16">Autores</text:p>
      <text:p text:style-name="P18"><text:s/>Francisco Javier Merchán Martín</text:p>
      <text:p text:style-name="P18">Francisco Rodriguéz Jimenéz </text:p>
      <text:p text:style-name="P18">Rubén Mingorance Guevara</text:p>
      <text:p text:style-name="P18">Alejandro Gomez Sorio</text:p>
      <text:p text:style-name="P17"/>
      <text:p text:style-name="P21">Índice</text:p>
      <text:p text:style-name="P22"/>
      <text:list xml:id="list4578228706499216932" text:style-name="L1">
        <text:list-item>
          <text:p text:style-name="P19">Descripción general del sistema y objetivos.</text:p>
        </text:list-item>
        <text:list-item>
          <text:p text:style-name="P19">Descripción de los implicados y usuarios finales.</text:p>
        </text:list-item>
        <text:list-item>
          <text:p text:style-name="P19">Lista inicial de requisitos:</text:p>
          <text:p text:style-name="P19">3.1 Funcionales.</text:p>
          <text:p text:style-name="P19">3.2 No funcionales.</text:p>
          <text:p text:style-name="P19"><text:span text:style-name="T7">3.3</text:span> Informativos.</text:p>
        </text:list-item>
        <text:list-item>
          <text:p text:style-name="P19">Glosario de términos.</text:p>
        </text:list-item>
      </text:list>
      <text:p text:style-name="P20"/>
      <text:p text:style-name="P20"/>
      <text:list xml:id="list2413134291428879011" text:style-name="L2">
        <text:list-item>
          <text:list>
            <text:list-header>
              <text:p text:style-name="P27">1. Descripción general del sistema y objetivos.</text:p>
              <text:p text:style-name="P28"/>
            </text:list-header>
          </text:list>
        </text:list-item>
      </text:list>
      <text:p text:style-name="P31">Este proyecto en el que se desarrolla un sistema de gestión del supuesto de una empresa</text:p>
      <text:p text:style-name="P31">de transporte Enviamelo S.A. El sistema debera almacenar y gestionar la informacion relativa</text:p>
      <text:p text:style-name="P31">al envio/recibo de los paquetes, el mantenimiento de la flota de furgonetas, la administración de oficinas y almacenes de cada provincia, gestión de las subflotas pertenecientes a cada almacén.</text:p>
      <text:p text:style-name="P32"/>
      <text:p text:style-name="P34"><text:span text:style-name="T1">Los objetivos principales que debe cumplir el software que se pretende desarrollar, en cierto modo, </text:span>se puede pensar en ellos como requisitos de alto nivel, son los siguientes:</text:p>
      <text:p text:style-name="P34"/>
      <text:p text:style-name="P32"><text:span text:style-name="T6">OBJ-1. </text:span>Administración de la empresa.</text:p>
      <text:p text:style-name="P32"><text:span text:style-name="T6">OBJ-2. <text:s/></text:span>Automatizar la gestión de paquetes.</text:p>
      <text:p text:style-name="P32"><text:span text:style-name="T6">OBJ-3.</text:span><text:tab/> Envío exitoso/eficaz de paquetes.</text:p>
      <text:p text:style-name="P32"><text:span text:style-name="T6">OBJ-4. </text:span>Automatización de la gestión de rutas.</text:p>
      <text:p text:style-name="P32"/>
      <text:p text:style-name="P32"/>
      <text:p text:style-name="P32"/>
      <text:p text:style-name="P32"/>
      <text:p text:style-name="P32"/>
      <text:p text:style-name="P32"/>
      <text:list xml:id="list38326863" text:continue-numbering="true" text:style-name="L2">
        <text:list-item>
          <text:list>
            <text:list-header>
              <text:p text:style-name="P27"><text:soft-page-break/>2. Descripción de los implicados y usuarios finales.</text:p>
            </text:list-header>
          </text:list>
        </text:list-item>
      </text:list>
      <text:p text:style-name="P29"/>
      <text:p text:style-name="P30">Entorno del usuario</text:p>
      <text:p text:style-name="P31">Los usuarios directos de la aplicacion a desarrollar son dos: los clientes, encargados de enviar y recibir paquetes, consultar en todo momento el estado y localizacion de sus</text:p>
      <text:p text:style-name="P31">paquetes y los repartidores encargados de entregar de forma exitosa y eficiente los paquetes que les son asignados.</text:p>
      <text:p text:style-name="P31">Los clientes no tienen porque ser conocedores del sistema y expertos en su utilizacion por lo que se desarrollara una interfaz para su facilidad y comodidad.</text:p>
      <text:p text:style-name="P31">Los repartidores deben estar altamente cualificados y saber como funciona el apartado de gestión de <text:span text:style-name="T9">paquetería.</text:span></text:p>
      <text:p text:style-name="P31"><text:span text:style-name="T9"/></text:p>
      <text:p text:style-name="P30"><text:span text:style-name="T9">Resumen de los implicados</text:span></text:p>
      <text:p text:style-name="P30"><text:span text:style-name="T9"/></text:p>
      <table:table table:name="resumen_implicados" table:style-name="resumen_5f_implicados">
        <table:table-column table:style-name="resumen_5f_implicados.A" table:number-columns-repeated="4"/>
        <table:table-row>
          <table:table-cell table:style-name="resumen_5f_implicados.A1" office:value-type="string">
            <text:p text:style-name="P2">Nombre</text:p>
          </table:table-cell>
          <table:table-cell table:style-name="resumen_5f_implicados.A1" office:value-type="string">
            <text:p text:style-name="P2">Descripción</text:p>
          </table:table-cell>
          <table:table-cell table:style-name="resumen_5f_implicados.A1" office:value-type="string">
            <text:p text:style-name="P2">Tipo</text:p>
          </table:table-cell>
          <table:table-cell table:style-name="resumen_5f_implicados.D1" office:value-type="string">
            <text:p text:style-name="P2">Responsabilidad</text:p>
          </table:table-cell>
        </table:table-row>
        <table:table-row>
          <table:table-cell table:style-name="resumen_5f_implicados.A2" office:value-type="string">
            <text:p text:style-name="P1">Cliente</text:p>
          </table:table-cell>
          <table:table-cell table:style-name="resumen_5f_implicados.A2" office:value-type="string">
            <text:p text:style-name="P1">Representa el emisor o el receptor del paquete </text:p>
          </table:table-cell>
          <table:table-cell table:style-name="resumen_5f_implicados.A2" office:value-type="string">
            <text:p text:style-name="P1">Usuario sistema</text:p>
          </table:table-cell>
          <table:table-cell table:style-name="resumen_5f_implicados.D2" office:value-type="string">
            <text:p text:style-name="P1">Enviar/recibir paquetes</text:p>
          </table:table-cell>
        </table:table-row>
        <table:table-row>
          <table:table-cell table:style-name="resumen_5f_implicados.A2" office:value-type="string">
            <text:p text:style-name="P1">Almacenero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3">Realizar actividades relacionadas con la administración del almacén</text:p>
          </table:table-cell>
        </table:table-row>
        <table:table-row>
          <table:table-cell table:style-name="resumen_5f_implicados.A2" office:value-type="string">
            <text:p text:style-name="P1">Transportista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Realiza transportes entre sedes</text:p>
          </table:table-cell>
        </table:table-row>
        <table:table-row>
          <table:table-cell table:style-name="resumen_5f_implicados.A2" office:value-type="string">
            <text:p text:style-name="P1">Repartidor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Entrega y reparte paquetes de clientes.</text:p>
          </table:table-cell>
        </table:table-row>
        <table:table-row>
          <table:table-cell table:style-name="resumen_5f_implicados.A2" office:value-type="string">
            <text:p text:style-name="P1">Administradores de sedes</text:p>
          </table:table-cell>
          <table:table-cell table:style-name="resumen_5f_implicados.A2" office:value-type="string">
            <text:p text:style-name="P1">Representa encargado de sedes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Se encarga de regular la sede asignada</text:p>
          </table:table-cell>
        </table:table-row>
        <table:table-row>
          <table:table-cell table:style-name="resumen_5f_implicados.A2" office:value-type="string">
            <text:p text:style-name="P1">Administradores del sistema</text:p>
          </table:table-cell>
          <table:table-cell table:style-name="resumen_5f_implicados.A2" office:value-type="string">
            <text:p text:style-name="P1">Representa administrador del sistema</text:p>
          </table:table-cell>
          <table:table-cell table:style-name="resumen_5f_implicados.A2" office:value-type="string">
            <text:p text:style-name="P1">Administrador</text:p>
          </table:table-cell>
          <table:table-cell table:style-name="resumen_5f_implicados.D2" office:value-type="string">
            <text:p text:style-name="P1">Se encarga de la creación y mantenimiento del sistema</text:p>
          </table:table-cell>
        </table:table-row>
        <table:table-row>
          <table:table-cell table:style-name="resumen_5f_implicados.A2" office:value-type="string">
            <text:p text:style-name="P1">Jefe</text:p>
          </table:table-cell>
          <table:table-cell table:style-name="resumen_5f_implicados.A2" office:value-type="string">
            <text:p text:style-name="P1">Representa dueño de la compañía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Se encarga de tomar decisiones</text:p>
          </table:table-cell>
        </table:table-row>
      </table:table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0"><text:soft-page-break/><text:span text:style-name="T9">Perfiles de los implicados</text:span></text:p>
      <text:p text:style-name="P30"><text:span text:style-name="T9"/></text:p>
      <text:p text:style-name="P30"><text:span text:style-name="T9">Clientes</text:span></text:p>
      <table:table table:name="clientes" table:style-name="clientes">
        <table:table-column table:style-name="clientes.A" table:number-columns-repeated="2"/>
        <table:table-row>
          <table:table-cell table:style-name="clientes.A1" office:value-type="string">
            <text:p text:style-name="P8">Representante</text:p>
          </table:table-cell>
          <table:table-cell table:style-name="clientes.B1" office:value-type="string">
            <text:p text:style-name="P9">Cualquier cliente</text:p>
          </table:table-cell>
        </table:table-row>
        <table:table-row>
          <table:table-cell table:style-name="clientes.A2" office:value-type="string">
            <text:p text:style-name="P8">Descripción</text:p>
          </table:table-cell>
          <table:table-cell table:style-name="clientes.B2" office:value-type="string">
            <text:p text:style-name="P9">Cliente</text:p>
          </table:table-cell>
        </table:table-row>
        <table:table-row>
          <table:table-cell table:style-name="clientes.A2" office:value-type="string">
            <text:p text:style-name="P8">Tipo</text:p>
          </table:table-cell>
          <table:table-cell table:style-name="clientes.B2" office:value-type="string">
            <text:p text:style-name="P9">Puede haber dos tipos de usuario el registrado y el que no, el que no esta registrado se limita a enviar y recibir paquetes y el que esta registrado se le añade un plus</text:p>
            <text:p text:style-name="P9"><text:tab/><text:tab/>el de valorar el servicio de la empresa.</text:p>
          </table:table-cell>
        </table:table-row>
        <table:table-row>
          <table:table-cell table:style-name="clientes.A2" office:value-type="string">
            <text:p text:style-name="P8">Responsabilidades</text:p>
          </table:table-cell>
          <table:table-cell table:style-name="clientes.B2" office:value-type="string">
            <text:p text:style-name="P9">Suministrar datos relacionados con el envió del paquete.</text:p>
          </table:table-cell>
        </table:table-row>
        <table:table-row>
          <table:table-cell table:style-name="clientes.A2" office:value-type="string">
            <text:p text:style-name="P8">Criterio de éxito</text:p>
          </table:table-cell>
          <table:table-cell table:style-name="clientes.B2" office:value-type="string">
            <text:p text:style-name="P9">Que el sistema permita una fácil y cómoda introducción de los datos para el envió del paquete, y un recibo en el plazo acordado</text:p>
          </table:table-cell>
        </table:table-row>
        <table:table-row>
          <table:table-cell table:style-name="clientes.A2" office:value-type="string">
            <text:p text:style-name="P8">Implicación</text:p>
          </table:table-cell>
          <table:table-cell table:style-name="clientes.B2" office:value-type="string">
            <text:p text:style-name="P9">Podrá utilizar el sistema para enviar paquetes, ver su estado de envió</text:p>
          </table:table-cell>
        </table:table-row>
        <table:table-row>
          <table:table-cell table:style-name="clientes.A2" office:value-type="string">
            <text:p text:style-name="P8">Comentarios/Cuestiones</text:p>
          </table:table-cell>
          <table:table-cell table:style-name="clientes.B2" office:value-type="string">
            <text:p text:style-name="P8">-------------------------------------------------</text:p>
          </table:table-cell>
        </table:table-row>
      </table:table>
      <text:p text:style-name="P30"/>
      <text:p text:style-name="P23">Almaceneros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8">Representante</text:p>
          </table:table-cell>
          <table:table-cell table:style-name="Tabla1.B1" office:value-type="string">
            <text:p text:style-name="P9">Empleados destinados a un puesto en el almacén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2" office:value-type="string">
            <text:p text:style-name="P9">Usuario del sistema</text:p>
          </table:table-cell>
        </table:table-row>
        <table:table-row>
          <table:table-cell table:style-name="Tabla1.A2" office:value-type="string">
            <text:p text:style-name="P8">Tipo</text:p>
          </table:table-cell>
          <table:table-cell table:style-name="Tabla1.B2" office:value-type="string">
            <text:p text:style-name="P9">Empleado profesional en su ámbito</text:p>
          </table:table-cell>
        </table:table-row>
        <table:table-row>
          <table:table-cell table:style-name="Tabla1.A2" office:value-type="string">
            <text:p text:style-name="P8">Responsabilidades</text:p>
          </table:table-cell>
          <table:table-cell table:style-name="Tabla1.B2" office:value-type="string">
            <text:p text:style-name="P9">Organizar y clasificar los paquetes en localidades a repartir, gestionar la carga y descarga de paquetes en la flota de furgonetas</text:p>
          </table:table-cell>
        </table:table-row>
        <table:table-row>
          <table:table-cell table:style-name="Tabla1.A2" office:value-type="string">
            <text:p text:style-name="P8">Criterio de éxito</text:p>
          </table:table-cell>
          <table:table-cell table:style-name="Tabla1.B2" office:value-type="string">
            <text:p text:style-name="P9">Hay éxito si se hace un buen control de la clasificación en los paquete</text:p>
          </table:table-cell>
        </table:table-row>
        <table:table-row>
          <table:table-cell table:style-name="Tabla1.A2" office:value-type="string">
            <text:p text:style-name="P8">Implicación</text:p>
          </table:table-cell>
          <table:table-cell table:style-name="Tabla1.B2" office:value-type="string">
            <text:p text:style-name="P9">Es el encargado de la organización del almacena</text:p>
          </table:table-cell>
        </table:table-row>
        <table:table-row>
          <table:table-cell table:style-name="Tabla1.A2" office:value-type="string">
            <text:p text:style-name="P8">Comentarios/Cuestiones</text:p>
          </table:table-cell>
          <table:table-cell table:style-name="Tabla1.B2" office:value-type="string">
            <text:p text:style-name="P9">Buen trabajo de equipo con otros compañeros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Transportistas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8">Representante</text:p>
          </table:table-cell>
          <table:table-cell table:style-name="Tabla2.B1" office:value-type="string">
            <text:p text:style-name="P9">Empleados destinados a un puesto de transportista</text:p>
          </table:table-cell>
        </table:table-row>
        <table:table-row>
          <table:table-cell table:style-name="Tabla2.A2" office:value-type="string">
            <text:p text:style-name="P8">Descripción</text:p>
          </table:table-cell>
          <table:table-cell table:style-name="Tabla2.B2" office:value-type="string">
            <text:p text:style-name="P9">Transportar los paquetes entre los almacenes</text:p>
          </table:table-cell>
        </table:table-row>
        <table:table-row>
          <table:table-cell table:style-name="Tabla2.A2" office:value-type="string">
            <text:p text:style-name="P8">Tipo</text:p>
          </table:table-cell>
          <table:table-cell table:style-name="Tabla2.B2" office:value-type="string">
            <text:p text:style-name="P9">No utiliza el sistema de forma directa, se encarga de recoger los paquetes en un almacén y llevarlos a otro por la ruta indicada por el sistema, siendo el conocimiento de esta ruta y la confirmación de la llegada </text:p>
            <text:p text:style-name="P9">sus únicas interacciones con el sistema.</text:p>
          </table:table-cell>
        </table:table-row>
        <table:table-row>
          <table:table-cell table:style-name="Tabla2.A2" office:value-type="string">
            <text:p text:style-name="P8">Responsabilidades</text:p>
          </table:table-cell>
          <table:table-cell table:style-name="Tabla2.B2" office:value-type="string">
            <text:p text:style-name="P9">Hacer que el paquete llegue en buen estado y antes del tiempo máximo acordado</text:p>
          </table:table-cell>
        </table:table-row>
        <table:table-row>
          <table:table-cell table:style-name="Tabla2.A2" office:value-type="string">
            <text:p text:style-name="P8">Criterio de éxito</text:p>
          </table:table-cell>
          <table:table-cell table:style-name="Tabla2.B2" office:value-type="string">
            <text:p text:style-name="P9">Seguir adecuadamente la ruta adecuada para optimizar el viaje.</text:p>
          </table:table-cell>
        </table:table-row>
        <table:table-row>
          <table:table-cell table:style-name="Tabla2.A2" office:value-type="string">
            <text:p text:style-name="P8">Implicación</text:p>
          </table:table-cell>
          <table:table-cell table:style-name="Tabla2.B2" office:value-type="string">
            <text:p text:style-name="P9">No utiliza el sistema como administrador, sólo conoce la ruta que se le ha indicado y la confirmación de que ha entregado</text:p>
            <text:p text:style-name="P9">correctamente el paquete</text:p>
          </table:table-cell>
        </table:table-row>
        <table:table-row>
          <table:table-cell table:style-name="Tabla2.A2" office:value-type="string">
            <text:p text:style-name="P8">Comentarios/Cuestiones</text:p>
          </table:table-cell>
          <table:table-cell table:style-name="Tabla2.B2" office:value-type="string">
            <text:p text:style-name="P8">-------------------------------------------------</text:p>
          </table:table-cell>
        </table:table-row>
      </table:table>
      <text:p text:style-name="Standard"/>
      <text:p text:style-name="P26">Repartidores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8">Representante</text:p>
          </table:table-cell>
          <table:table-cell table:style-name="Tabla3.B1" office:value-type="string">
            <text:p text:style-name="P9">Empleados destinados a un puesto de repartidor</text:p>
          </table:table-cell>
        </table:table-row>
        <table:table-row>
          <table:table-cell table:style-name="Tabla3.A2" office:value-type="string">
            <text:p text:style-name="P8">Descripción</text:p>
          </table:table-cell>
          <table:table-cell table:style-name="Tabla3.B2" office:value-type="string">
            <text:p text:style-name="P9">Representa a un repartidor </text:p>
          </table:table-cell>
        </table:table-row>
        <table:table-row>
          <table:table-cell table:style-name="Tabla3.A2" office:value-type="string">
            <text:p text:style-name="P8">Tipo</text:p>
          </table:table-cell>
          <table:table-cell table:style-name="Tabla3.B2" office:value-type="string">
            <text:p text:style-name="P9">Conductor</text:p>
          </table:table-cell>
        </table:table-row>
        <table:table-row>
          <table:table-cell table:style-name="Tabla3.A2" office:value-type="string">
            <text:p text:style-name="P8">Responsabilidades</text:p>
          </table:table-cell>
          <table:table-cell table:style-name="Tabla3.B2" office:value-type="string">
            <text:p text:style-name="P9">Entregar correctamente el paquete y que recoja el paquete según las indicaciones.</text:p>
          </table:table-cell>
        </table:table-row>
        <table:table-row>
          <table:table-cell table:style-name="Tabla3.A2" office:value-type="string">
            <text:p text:style-name="P8">Criterio de éxito</text:p>
          </table:table-cell>
          <table:table-cell table:style-name="Tabla3.B2" office:value-type="string">
            <text:p text:style-name="P9">Que el sistema permita conocer de forma fácil y sencilla la recogida de paquete y la entrega de paquetes</text:p>
          </table:table-cell>
        </table:table-row>
        <table:table-row>
          <table:table-cell table:style-name="Tabla3.A2" office:value-type="string">
            <text:p text:style-name="P8">Implicación</text:p>
          </table:table-cell>
          <table:table-cell table:style-name="Tabla3.B2" office:value-type="string">
            <text:p text:style-name="P9">Utilizar el sistema activamente para comprobar las recogidas y los envíos</text:p>
          </table:table-cell>
        </table:table-row>
        <table:table-row>
          <table:table-cell table:style-name="Tabla3.A2" office:value-type="string">
            <text:p text:style-name="P8">Comentarios/Cuestiones</text:p>
          </table:table-cell>
          <table:table-cell table:style-name="Tabla3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Administradores de sedes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8">Representante</text:p>
          </table:table-cell>
          <table:table-cell table:style-name="Tabla4.B1" office:value-type="string">
            <text:p text:style-name="P9">Administrador de la sede</text:p>
          </table:table-cell>
        </table:table-row>
        <table:table-row>
          <table:table-cell table:style-name="Tabla4.A2" office:value-type="string">
            <text:p text:style-name="P8">Descripción</text:p>
          </table:table-cell>
          <table:table-cell table:style-name="Tabla4.B2" office:value-type="string">
            <text:p text:style-name="P9">Gestiona la sede</text:p>
          </table:table-cell>
        </table:table-row>
        <table:table-row>
          <table:table-cell table:style-name="Tabla4.A2" office:value-type="string">
            <text:p text:style-name="P8">Tipo</text:p>
          </table:table-cell>
          <table:table-cell table:style-name="Tabla4.B2" office:value-type="string">
            <text:p text:style-name="P9">Experto administrativo</text:p>
          </table:table-cell>
        </table:table-row>
        <table:table-row>
          <table:table-cell table:style-name="Tabla4.A2" office:value-type="string">
            <text:p text:style-name="P8">Responsabilidades</text:p>
          </table:table-cell>
          <table:table-cell table:style-name="Tabla4.B2" office:value-type="string">
            <text:p text:style-name="P9">Organizar y gestionar cada parte de la sede para un buen control de la misma</text:p>
          </table:table-cell>
        </table:table-row>
        <table:table-row>
          <table:table-cell table:style-name="Tabla4.A2" office:value-type="string">
            <text:p text:style-name="P8">Criterio de éxito</text:p>
          </table:table-cell>
          <table:table-cell table:style-name="Tabla4.B2" office:value-type="string">
            <text:p text:style-name="P9">Si es bueno en su ámbito, la sede no debería presentar ningún problema administrativo.</text:p>
          </table:table-cell>
        </table:table-row>
        <table:table-row>
          <table:table-cell table:style-name="Tabla4.A2" office:value-type="string">
            <text:p text:style-name="P8">Implicación</text:p>
          </table:table-cell>
          <table:table-cell table:style-name="Tabla4.B2" office:value-type="string">
            <text:p text:style-name="P9">Es el encargado de una buena gestión y administración en la sede</text:p>
          </table:table-cell>
        </table:table-row>
        <table:table-row>
          <table:table-cell table:style-name="Tabla4.A2" office:value-type="string">
            <text:p text:style-name="P8">Comentarios/Cuestiones</text:p>
          </table:table-cell>
          <table:table-cell table:style-name="Tabla4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P26">Administradores del sistema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8">Representante</text:p>
          </table:table-cell>
          <table:table-cell table:style-name="Tabla5.B1" office:value-type="string">
            <text:p text:style-name="P9">Encargado de representación</text:p>
          </table:table-cell>
        </table:table-row>
        <table:table-row>
          <table:table-cell table:style-name="Tabla5.A2" office:value-type="string">
            <text:p text:style-name="P8">Descripción</text:p>
          </table:table-cell>
          <table:table-cell table:style-name="Tabla5.B2" office:value-type="string">
            <text:p text:style-name="P9">Administrador del sistema a desarrollar</text:p>
          </table:table-cell>
        </table:table-row>
        <table:table-row>
          <table:table-cell table:style-name="Tabla5.A2" office:value-type="string">
            <text:p text:style-name="P8">Tipo</text:p>
          </table:table-cell>
          <table:table-cell table:style-name="Tabla5.B2" office:value-type="string">
            <text:p text:style-name="P9">Experto en el sistema, con una responsabilidad total sobre la gestión del mismo</text:p>
          </table:table-cell>
        </table:table-row>
        <table:table-row>
          <table:table-cell table:style-name="Tabla5.A2" office:value-type="string">
            <text:p text:style-name="P8">Responsabilidades</text:p>
          </table:table-cell>
          <table:table-cell table:style-name="Tabla5.B2" office:value-type="string">
            <text:p text:style-name="P9">Gestionar el sistema para que funcione adecuadamente. Introducir toda la información necesaria en la base de datos del sistema</text:p>
          </table:table-cell>
        </table:table-row>
        <table:table-row>
          <table:table-cell table:style-name="Tabla5.A2" office:value-type="string">
            <text:p text:style-name="P8">Criterio de éxito</text:p>
          </table:table-cell>
          <table:table-cell table:style-name="Tabla5.B2" office:value-type="string">
            <text:p text:style-name="P9">Que el sistema almacene adecuadamente toda la información y que permita el manejo adecuado a cada uno de los sectores(usuarios hacer pedidos, encargado de almacén hacer inventario ...)</text:p>
          </table:table-cell>
        </table:table-row>
        <table:table-row>
          <table:table-cell table:style-name="Tabla5.A2" office:value-type="string">
            <text:p text:style-name="P8">Implicación</text:p>
          </table:table-cell>
          <table:table-cell table:style-name="Tabla5.B2" office:value-type="string">
            <text:p text:style-name="P9">Total, ya que es el encargado del correcto funcionamiento de todo el sistema</text:p>
          </table:table-cell>
        </table:table-row>
        <table:table-row>
          <table:table-cell table:style-name="Tabla5.A2" office:value-type="string">
            <text:p text:style-name="P8">Comentarios/Cuestiones</text:p>
          </table:table-cell>
          <table:table-cell table:style-name="Tabla5.B2" office:value-type="string">
            <text:p text:style-name="P9">Está familiarizado con los sistemas informáticos y con los sistemas de reparto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<text:soft-page-break/>Jefe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8">Representante</text:p>
          </table:table-cell>
          <table:table-cell table:style-name="Tabla6.B1" office:value-type="string">
            <text:p text:style-name="P9">Ana Anaya</text:p>
          </table:table-cell>
        </table:table-row>
        <table:table-row>
          <table:table-cell table:style-name="Tabla6.A2" office:value-type="string">
            <text:p text:style-name="P8">Descripción</text:p>
          </table:table-cell>
          <table:table-cell table:style-name="Tabla6.B2" office:value-type="string">
            <text:p text:style-name="P9">Jefe</text:p>
          </table:table-cell>
        </table:table-row>
        <table:table-row>
          <table:table-cell table:style-name="Tabla6.A2" office:value-type="string">
            <text:p text:style-name="P8">Tipo</text:p>
          </table:table-cell>
          <table:table-cell table:style-name="Tabla6.B2" office:value-type="string">
            <text:p text:style-name="P9">Directora de la empresa</text:p>
          </table:table-cell>
        </table:table-row>
        <table:table-row>
          <table:table-cell table:style-name="Tabla6.A2" office:value-type="string">
            <text:p text:style-name="P8">Responsabilidades</text:p>
          </table:table-cell>
          <table:table-cell table:style-name="Tabla6.B2" office:value-type="string">
            <text:p text:style-name="P9">Controlar beneficios/perdidas de la empresa, tomar decisiones importantes en el rumbo de la propia.</text:p>
          </table:table-cell>
        </table:table-row>
        <table:table-row>
          <table:table-cell table:style-name="Tabla6.A2" office:value-type="string">
            <text:p text:style-name="P8">Criterio de éxito</text:p>
          </table:table-cell>
          <table:table-cell table:style-name="Tabla6.B2" office:value-type="string">
            <text:p text:style-name="P9">-------------------------------------------------</text:p>
          </table:table-cell>
        </table:table-row>
        <table:table-row>
          <table:table-cell table:style-name="Tabla6.A2" office:value-type="string">
            <text:p text:style-name="P8">Implicación</text:p>
          </table:table-cell>
          <table:table-cell table:style-name="Tabla6.B2" office:value-type="string">
            <text:p text:style-name="P9">Es el máximo representante de la empresa</text:p>
          </table:table-cell>
        </table:table-row>
        <table:table-row>
          <table:table-cell table:style-name="Tabla6.A2" office:value-type="string">
            <text:p text:style-name="P8">Comentarios/Cuestiones</text:p>
          </table:table-cell>
          <table:table-cell table:style-name="Tabla6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text:span text:style-name="T8">Necesidades principales de los implicados</text:span></text:p>
      <text:p text:style-name="P11"><text:span text:style-name="T8"/></text:p>
      <text:p text:style-name="P12"><text:span text:style-name="T2">Como resultado del cuestionario que aparece en el anexo, se elabora la siguiente tabla:</text:span></text:p>
      <text:p text:style-name="P12"><text:span text:style-name="T2"/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4">Necesidad</text:p>
          </table:table-cell>
          <table:table-cell table:style-name="Tabla7.A1" office:value-type="string">
            <text:p text:style-name="P4">Prioridad</text:p>
          </table:table-cell>
          <table:table-cell table:style-name="Tabla7.A1" office:value-type="string">
            <text:p text:style-name="P4">Problema</text:p>
          </table:table-cell>
          <table:table-cell table:style-name="Tabla7.A1" office:value-type="string">
            <text:p text:style-name="P4">Solución actual</text:p>
          </table:table-cell>
          <table:table-cell table:style-name="Tabla7.E1" office:value-type="string">
            <text:p text:style-name="P4">Solución propuesta</text:p>
          </table:table-cell>
        </table:table-row>
        <table:table-row>
          <table:table-cell table:style-name="Tabla7.A2" office:value-type="string">
            <text:p text:style-name="P5"><text:span text:style-name="T9">Cálculo</text:span> de una ruta eficiente</text:p>
          </table:table-cell>
          <table:table-cell table:style-name="Tabla7.A2" office:value-type="string">
            <text:p text:style-name="P5">Alta</text:p>
          </table:table-cell>
          <table:table-cell table:style-name="Tabla7.A2" office:value-type="string">
            <text:p text:style-name="P5">¿Cómo saber si el recorrido es el mas eficiente y el que me garantiza que ahorrare gasolina?</text:p>
          </table:table-cell>
          <table:table-cell table:style-name="Tabla7.A2" office:value-type="string">
            <text:p text:style-name="P5">Determinar la trayectoria mas corta.</text:p>
          </table:table-cell>
          <table:table-cell table:style-name="Tabla7.E2" office:value-type="string">
            <text:p text:style-name="P5">Implementar un algoritmo en el sistema GPS el cual determine cual es la ruta mas rápida, y el orden de repartos mas eficiente.</text:p>
          </table:table-cell>
        </table:table-row>
        <table:table-row>
          <table:table-cell table:style-name="Tabla7.A2" office:value-type="string">
            <text:p text:style-name="P6">Enviar un paquete</text:p>
          </table:table-cell>
          <table:table-cell table:style-name="Tabla7.A2" office:value-type="string">
            <text:p text:style-name="P6">Alta</text:p>
          </table:table-cell>
          <table:table-cell table:style-name="Tabla7.A2" office:value-type="string">
            <text:p text:style-name="P6">Escribir la dirección correctamente</text:p>
          </table:table-cell>
          <table:table-cell table:style-name="Tabla7.A2" office:value-type="string">
            <text:p text:style-name="P6">Escritura a mano en un papel</text:p>
          </table:table-cell>
          <table:table-cell table:style-name="Tabla7.E2" office:value-type="string">
            <text:p text:style-name="P6">Una etiqueta estándar comprensible para cualquier persona y informatizable</text:p>
          </table:table-cell>
        </table:table-row>
        <table:table-row>
          <table:table-cell table:style-name="Tabla7.A2" office:value-type="string">
            <text:p text:style-name="P6">Consultar el estado de un paquete</text:p>
          </table:table-cell>
          <table:table-cell table:style-name="Tabla7.A2" office:value-type="string">
            <text:p text:style-name="P6">Media</text:p>
          </table:table-cell>
          <table:table-cell table:style-name="Tabla7.A2" office:value-type="string">
            <text:p text:style-name="P6">¿Cómo se donde el paquete en este momento?</text:p>
          </table:table-cell>
          <table:table-cell table:style-name="Tabla7.A2" office:value-type="string">
            <text:p text:style-name="P6">Llamar a la empresa</text:p>
          </table:table-cell>
          <table:table-cell table:style-name="Tabla7.E2" office:value-type="string">
            <text:p text:style-name="P6">Con un identificador o tu usuario el sistema seria capaz de decirte donde esta el paquete según su historial</text:p>
          </table:table-cell>
        </table:table-row>
        <table:table-row>
          <table:table-cell table:style-name="Tabla7.A5" office:value-type="string">
            <text:p text:style-name="P7"><text:span text:style-name="T7">Cálculo</text:span> de tarifas</text:p>
          </table:table-cell>
          <table:table-cell table:style-name="Tabla7.A5" office:value-type="string">
            <text:p text:style-name="P7">Media</text:p>
          </table:table-cell>
          <table:table-cell table:style-name="Tabla7.A5" office:value-type="string">
            <text:p text:style-name="P7">¿Cómo saber cuento debo pagar por el servicio gestión de mi paquete?</text:p>
          </table:table-cell>
          <table:table-cell table:style-name="Tabla7.A5" office:value-type="string">
            <text:p text:style-name="P7">Preguntar al encargado</text:p>
          </table:table-cell>
          <table:table-cell table:style-name="Tabla7.E5" office:value-type="string">
            <text:p text:style-name="P7">Disponer de unas tarifas que se aplican según el tamaño del paquete, la longitud del trayecto, etc mediante de la aplicación</text:p>
          </table:table-cell>
        </table:table-row>
      </table:table>
      <text:p text:style-name="P12"><text:span text:style-name="T2"/></text:p>
      <text:p text:style-name="P12"><text:span text:style-name="T2"/></text:p>
      <text:list xml:id="list38318825" text:continue-numbering="true" text:style-name="L2">
        <text:list-item>
          <text:list>
            <text:list-item>
              <text:list>
                <text:list-header>
                  <text:p text:style-name="P35"><text:span text:style-name="T10">3. Lista de requisitos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3"><text:span text:style-name="T10">3.1 Funcionales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/>
    <style:font-face style:name="Constantia" svg:font-family="Constantia" style:font-family-generic="roman"/>
    <style:font-face style:name="Georgia" svg:font-family="Georgia" style:font-family-generic="roman"/>
    <style:font-face style:name="Arimo-Italic" svg:font-family="Arimo-Italic" style:font-family-generic="script"/>
    <style:font-face style:name="Arial1" svg:font-family="Arial" style:font-family-generic="swiss"/>
    <style:font-face style:name="Arial2" svg:font-family="Arial, Arial" style:font-family-generic="swiss"/>
    <style:font-face style:name="Arimo" svg:font-family="Arimo" style:font-family-generic="swiss"/>
    <style:font-face style:name="Constantia1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2" fo:font-size="12pt" style:font-name-asian="Arial2" style:font-size-asian="12pt" style:font-name-complex="Arial2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Rodriguez</meta:initial-creator>
    <meta:creation-date>2018-03-09T16:50:39.20</meta:creation-date>
    <dc:date>2018-03-09T18:13:00.80</dc:date>
    <dc:creator>Francisco Rodriguez</dc:creator>
    <meta:editing-duration>PT1H22M21S</meta:editing-duration>
    <meta:editing-cycles>3</meta:editing-cycles>
    <meta:generator>OpenOffice/4.1.5$Win32 OpenOffice.org_project/415m1$Build-9789</meta:generator>
    <meta:document-statistic meta:table-count="9" meta:image-count="0" meta:object-count="0" meta:page-count="7" meta:paragraph-count="202" meta:word-count="1135" meta:character-count="7683"/>
  </office:meta>
</office:document-meta>
</file>